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bits/stdc++.h&gt;</text:p>
      <text:p text:style-name="Standard">using namespace std;</text:p>
      <text:p text:style-name="Standard">int noofdigits(int n)</text:p>
      <text:p text:style-name="Standard">{int i=0;</text:p>
      <text:p text:style-name="Standard"><text:s text:c="4"/>while(n&gt;0)</text:p>
      <text:p text:style-name="Standard"><text:s text:c="4"/>{</text:p>
      <text:p text:style-name="Standard"><text:s text:c="8"/>i++;</text:p>
      <text:p text:style-name="Standard"><text:s text:c="8"/>n/=10;</text:p>
      <text:p text:style-name="Standard"><text:s text:c="4"/>}</text:p>
      <text:p text:style-name="Standard"><text:s text:c="4"/>return i;</text:p>
      <text:p text:style-name="Standard">}</text:p>
      <text:p text:style-name="Standard">int main()</text:p>
      <text:p text:style-name="Standard">{</text:p>
      <text:p text:style-name="Standard"><text:s text:c="4"/>int p,q;</text:p>
      <text:p text:style-name="Standard"><text:s text:c="4"/>cin&gt;&gt;p&gt;&gt;q;</text:p>
      <text:p text:style-name="Standard"><text:s text:c="4"/>int i,sq,n,n1=0,n2=0,h=0,c=0;</text:p>
      <text:p text:style-name="Standard"><text:s text:c="4"/>for(i=p;i&lt;=q;i++)</text:p>
      <text:p text:style-name="Standard"><text:s text:c="4"/>{ </text:p>
      <text:p text:style-name="Standard"><text:s text:c="7"/>// cout&lt;&lt;i&lt;&lt;endl;</text:p>
      <text:p text:style-name="Standard"><text:s text:c="8"/>sq=(int)i*i;</text:p>
      <text:p text:style-name="Standard"><text:s text:c="8"/>n=noofdigits(i);</text:p>
      <text:p text:style-name="Standard"><text:s text:c="8"/>h=n;</text:p>
      <text:p text:style-name="Standard"><text:s text:c="8"/>n2 = sq/pow(10,h);</text:p>
      <text:p text:style-name="Standard"><text:s text:c="8"/>n1= sq-(n2*pow(10,h));</text:p>
      <text:p text:style-name="Standard"><text:s text:c="8"/>//cout&lt;&lt;i*i&lt;&lt;" "&lt;&lt;n1&lt;&lt;" "&lt;&lt;n2&lt;&lt;endl;</text:p>
      <text:p text:style-name="Standard"><text:s text:c="8"/>if(n1+n2==i)</text:p>
      <text:p text:style-name="Standard"><text:s text:c="8"/>{c++;</text:p>
      <text:p text:style-name="Standard"><text:s text:c="8"/>cout&lt;&lt;i&lt;&lt;" ";</text:p>
      <text:p text:style-name="Standard"><text:s text:c="8"/>}</text:p>
      <text:p text:style-name="Standard"><text:s text:c="4"/>}</text:p>
      <text:p text:style-name="Standard"><text:s text:c="4"/>if(c==0)</text:p>
      <text:p text:style-name="Standard"><text:s text:c="4"/>cout&lt;&lt;"INVALID RANGE";</text:p>
      <text:p text:style-name="Standard"><text:s text:c="3"/>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8:57:20.071773355</meta:creation-date>
    <dc:date>2019-05-05T08:58:00.213485580</dc:date>
    <meta:editing-duration>PT44S</meta:editing-duration>
    <meta:editing-cycles>1</meta:editing-cycles>
    <meta:document-statistic meta:table-count="0" meta:image-count="0" meta:object-count="0" meta:page-count="1" meta:paragraph-count="35" meta:word-count="53" meta:character-count="538" meta:non-whitespace-character-count="360"/>
    <meta:generator>LibreOffice/6.0.7.3$Linux_X86_64 LibreOffice_project/00m0$Build-3</meta:generator>
  </office:meta>
</office:document-meta>
</file>